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203b1f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9089c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d391c" officeooo:paragraph-rsid="001d391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d391c" officeooo:paragraph-rsid="00203b1f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ecf47" officeooo:paragraph-rsid="001d391c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1ecf47" officeooo:paragraph-rsid="001ecf47" style:font-style-asian="normal" style:font-style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1d391c" officeooo:paragraph-rsid="00203b1f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1d391c" officeooo:paragraph-rsid="0022d96c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22d96c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22d96c" officeooo:paragraph-rsid="0022d96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9089c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089c"/>
    </style:style>
    <style:style style:name="T9" style:family="text">
      <style:text-properties officeooo:rsid="00203b1f"/>
    </style:style>
    <style:style style:name="T10" style:family="text">
      <style:text-properties officeooo:rsid="0022d9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З <text:span text:style-name="T8">3</text:span></text:p>
      <text:p text:style-name="P1"/>
      <text:p text:style-name="P1">1 этап</text:p>
      <text:p text:style-name="P5">Сделал 5 страниц с одинаковым оформлением и разным основным содержанием:</text:p>
      <text:p text:style-name="P5">index.html, contact.html, members.html, faq.html, admin.html</text:p>
      <text:p text:style-name="P5">admin.html — защищаемая страница — необходимо аутентифицироваться под пользователем tomcat (например admin/admin) на странице login.html (реализовано через j_security_check). Реализован также выход (logout.html, сервлет /logout)</text:p>
      <text:p text:style-name="P5">На боковой панели вывел курсы валют — получаются jquery запросом с сервлета /<text:span text:style-name="T2">cbcurr</text:span><text:span text:style-name="T6">. В сервлете — получаем курсы валют на сегодня с сервиса ЦБ, затем с помощью Xpath выбираем 3 основных иностранных валюты, преобразуем в json с помощью gson и отдаем в ответ сервлета. На клиентской стороне преобразуем json в таблицу html.</text:span></text:p>
      <text:p text:style-name="P8">Сделал также поиск текста с поисковой формы в google.</text:p>
      <text:p text:style-name="P7"/>
      <text:p text:style-name="P3">После запуска приложение доступно по ссылке <text:span text:style-name="T7">localhost:8080/</text:span><text:span text:style-name="T1">rnk</text:span><text:span text:style-name="T3">/</text:span><text:span text:style-name="T4"> </text:span><text:span text:style-name="T5">.</text:span></text:p>
      <text:p text:style-name="P4"/>
      <text:p text:style-name="P2"><text:span text:style-name="T9">2</text:span> этап</text:p>
      <text:p text:style-name="P6">Сделал <text:span text:style-name="T9">вывод заголовков новостей с сайта m.lenta.ru. Сервлет /news с помощью Jsoup втаскивает заголовки и ссылки и формирует json. На клиентской стороне скрипт парсит json и формирует html таблицу.</text:span></text:p>
      <text:p text:style-name="P10"/>
      <text:p text:style-name="P12"><text:span text:style-name="T10">3</text:span> этап</text:p>
      <text:p text:style-name="P13">С помощью библиотеки nashorn сделал выполнение JS скрипта пользователя на стороне сервера. На защищенной аутентификацией странице admin.html поместил поле ввода, в которое пользователь вводит текст скрипта, который должен называться ShellScript и не должен иметь входных параметров и возвращать строку. Текст скрипта передается в сервлет /js методом post, выполняется на сервере, результат отдается на клиентскую сторону и выводится в предназначенный для этого раздел документа admin.html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18T22:40:07.043943618</dc:date>
    <meta:editing-duration>PT2H5M45S</meta:editing-duration>
    <meta:editing-cycles>2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205" meta:character-count="1507" meta:non-whitespace-character-count="1310"/>
  </office:meta>
</office:document-meta>
</file>